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242cm"/>
    </style:style>
    <style:style style:name="co3" style:family="table-column">
      <style:table-column-properties fo:break-before="auto" style:column-width="2.66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99"/>
    </style:style>
    <style:style style:name="ce2" style:family="table-cell" style:parent-style-name="Default">
      <style:table-cell-properties fo:background-color="#33ff99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коробка под столом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Lada Priora (2170, 2172) 2007</text:p>
          </table:table-cell>
          <table:table-cell office:value-type="string">
            <text:p>ANV ai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ord Focus 2 2008-2011 рестайлинг</text:p>
          </table:table-cell>
          <table:table-cell office:value-type="string">
            <text:p>ANV air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ord Focus 2 2005-2008</text:p>
          </table:table-cell>
          <table:table-cell office:value-type="string">
            <text:p>ANV air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ВАЗ 2107</text:p>
          </table:table-cell>
          <table:table-cell office:value-type="string">
            <text:p>ANV ai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ada Калина (прямая)</text:p>
          </table:table-cell>
          <table:table-cell office:value-type="string">
            <text:p>ANV ai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hevrolet Aveo 1 (sedan)</text:p>
          </table:table-cell>
          <table:table-cell office:value-type="string">
            <text:p>ANV ai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ВАЗ 2108, 09, 99</text:p>
          </table:table-cell>
          <table:table-cell office:value-type="string">
            <text:p>ANV air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Lada Granta 2011</text:p>
          </table:table-cell>
          <table:table-cell office:value-type="string">
            <text:p>ANV ai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yundai solaris 2011-2014</text:p>
          </table:table-cell>
          <table:table-cell office:value-type="string">
            <text:p>ANV air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Mitsubishi <text:s/>Lancer 9 2003-2007</text:p>
          </table:table-cell>
          <table:table-cell office:value-type="string">
            <text:p>ANV air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ВАЗ 2110-12</text:p>
          </table:table-cell>
          <table:table-cell office:value-type="string">
            <text:p>ANV ai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yundai avante 2011</text:p>
          </table:table-cell>
          <table:table-cell office:value-type="string">
            <text:p>ANV ai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tsubishi <text:s/>Lancer 10</text:p>
          </table:table-cell>
          <table:table-cell office:value-type="string">
            <text:p>???</text:p>
          </table:table-cell>
          <table:table-cell office:value-type="string">
            <text:p>1(без ярлычка)</text:p>
          </table:table-cell>
        </table:table-row>
        <table:table-row table:style-name="ro1">
          <table:table-cell office:value-type="string">
            <text:p>Hyundai accent</text:p>
          </table:table-cell>
          <table:table-cell office:value-type="string">
            <text:p>ANV ai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Kia Ceed 2007-2009</text:p>
          </table:table-cell>
          <table:table-cell office:value-type="string">
            <text:p>???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issan almera classic 2006-</text:p>
          </table:table-cell>
          <table:table-cell office:value-type="string">
            <text:p>???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ord Fasion</text:p>
          </table:table-cell>
          <table:table-cell office:value-type="string">
            <text:p>???</text:p>
          </table:table-cell>
          <table:table-cell office:value-type="float" office:value="1">
            <text:p>1</text:p>
          </table:table-cell>
        </table:table-row>
        <table:table-row table:style-name="ro1" table:number-rows-repeated="15">
          <table:table-cell table:number-columns-repeated="3"/>
        </table:table-row>
        <table:table-row table:style-name="ro1">
          <table:table-cell table:style-name="ce2" office:value-type="string">
            <text:p>висят на прилавке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Ford Focus 3 2011-2015</text:p>
          </table:table-cell>
          <table:table-cell office:value-type="string">
            <text:p>ANV ai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hevrolet Aveo 1 (sedan)</text:p>
          </table:table-cell>
          <table:table-cell office:value-type="string">
            <text:p>ANV ai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yundai solaris 2011-2014</text:p>
          </table:table-cell>
          <table:table-cell office:value-type="string">
            <text:p>ANV air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Kia Rio 2015-2017 рестайлинг</text:p>
          </table:table-cell>
          <table:table-cell office:value-type="string">
            <text:p>ANV ai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yundai Getz</text:p>
          </table:table-cell>
          <table:table-cell office:value-type="string">
            <text:p>???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ada Калина (прямая)</text:p>
          </table:table-cell>
          <table:table-cell office:value-type="string">
            <text:p>ANV air</text:p>
          </table:table-cell>
          <table:table-cell office:value-type="float" office:value="1">
            <text:p>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30">30.10.2022</text:date>, <text:time>14:30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59M12S</meta:editing-duration>
    <meta:editing-cycles>3</meta:editing-cycles>
    <meta:generator>OpenOffice/4.1.7$Win32 OpenOffice.org_project/417m1$Build-9800</meta:generator>
    <dc:date>2022-10-30T14:30:45.87</dc:date>
    <meta:document-statistic meta:table-count="3" meta:cell-count="71" meta:object-count="0"/>
    <meta:user-defined meta:name="Info 1"/>
    <meta:user-defined meta:name="Info 2"/>
    <meta:user-defined meta:name="Info 3"/>
    <meta:user-defined meta:name="Info 4"/>
  </office:meta>
</office:document-meta>
</file>